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c0c0c0" draw:opacity="0%" draw:textarea-horizontal-align="justify" draw:textarea-vertical-align="middle" draw:auto-grow-height="false" fo:min-height="19.25cm" fo:min-width="25.44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11.418cm" fo:min-width="16.436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8.864cm" fo:min-width="12.68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6.566cm" fo:min-width="9.674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3.915cm" fo:min-width="5.254cm" fo:padding-top="0.165cm" fo:padding-bottom="0.165cm" fo:padding-left="0.29cm" fo:padding-right="0.29cm"/>
    </style:style>
    <style:style style:name="P1" style:family="paragraph">
      <loext:graphic-properties draw:fill-color="#c0c0c0" draw:opacity="0%"/>
      <style:paragraph-properties fo:text-align="center"/>
    </style:style>
    <style:style style:name="P2" style:family="paragraph">
      <loext:graphic-properties draw:fill-color="#ffffff" draw:opacity="0%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9.5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3.95cm" svg:height="16.5cm" svg:x="2.0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8.75cm" svg:height="13cm" svg:x="4.7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4.5cm" svg:height="9.75cm" svg:x="7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8.25cm" svg:height="6.001cm" svg:x="10.25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6T17:24:15.903000000</meta:creation-date>
    <dc:date>2022-06-06T17:30:13.629000000</dc:date>
    <meta:editing-duration>PT5M59S</meta:editing-duration>
    <meta:editing-cycles>1</meta:editing-cycles>
    <meta:document-statistic meta:object-count="5"/>
    <meta:generator>LibreOffice/7.2.7.2$Windows_X86_64 LibreOffice_project/8d71d29d553c0f7dcbfa38fbfda25ee34cce99a2</meta:generator>
  </office:meta>
</office:document-meta>
</file>